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38cm" fo:min-width="0.322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38cm" fo:min-width="0.313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38cm" fo:min-width="0.325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OpenSymbol" fo:font-size="10pt" fo:font-style="normal" fo:text-shadow="none" style:text-underline-style="none" fo:font-weight="normal" style:letter-kerning="tru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0.149cm" svg:y1="16.385cm" svg:x2="12.04cm" svg:y2="14.494cm">
            <text:p/>
          </draw:line>
          <draw:line draw:style-name="gr1" draw:text-style-name="P1" draw:layer="layout" svg:x1="9.039cm" svg:y1="14.494cm" svg:x2="10.146cm" svg:y2="14.494cm">
            <text:p/>
          </draw:line>
          <draw:line draw:style-name="gr1" draw:text-style-name="P1" draw:layer="layout" svg:x1="9.644cm" svg:y1="14.58cm" svg:x2="9.544cm" svg:y2="14.41cm">
            <text:p/>
          </draw:line>
          <draw:line draw:style-name="gr1" draw:text-style-name="P1" draw:layer="layout" svg:x1="10.149cm" svg:y1="14.494cm" svg:x2="10.149cm" svg:y2="13.387cm">
            <text:p/>
          </draw:line>
          <draw:line draw:style-name="gr1" draw:text-style-name="P1" draw:layer="layout" svg:x1="10.149cm" svg:y1="14.172cm" svg:x2="11.257cm" svg:y2="14.172cm">
            <text:p/>
          </draw:line>
          <draw:line draw:style-name="gr1" draw:text-style-name="P1" draw:layer="layout" svg:x1="10.751cm" svg:y1="14.255cm" svg:x2="10.652cm" svg:y2="14.084cm">
            <text:p/>
          </draw:line>
          <draw:line draw:style-name="gr1" draw:text-style-name="P1" draw:layer="layout" svg:x1="10.149cm" svg:y1="14.171cm" svg:x2="10.933cm" svg:y2="13.387cm">
            <text:p/>
          </draw:line>
          <draw:line draw:style-name="gr1" draw:text-style-name="P1" draw:layer="layout" svg:x1="10.64cm" svg:y1="13.802cm" svg:x2="10.44cm" svg:y2="13.752cm">
            <text:p/>
          </draw:line>
          <draw:line draw:style-name="gr1" draw:text-style-name="P1" draw:layer="layout" svg:x1="10.149cm" svg:y1="16.385cm" svg:x2="12.04cm" svg:y2="16.385cm">
            <text:p/>
          </draw:line>
          <draw:line draw:style-name="gr1" draw:text-style-name="P1" draw:layer="layout" svg:x1="9.039cm" svg:y1="16.385cm" svg:x2="10.146cm" svg:y2="16.385cm">
            <text:p/>
          </draw:line>
          <draw:line draw:style-name="gr1" draw:text-style-name="P1" draw:layer="layout" svg:x1="9.644cm" svg:y1="16.475cm" svg:x2="9.544cm" svg:y2="16.295cm">
            <text:p/>
          </draw:line>
          <draw:line draw:style-name="gr1" draw:text-style-name="P1" draw:layer="layout" svg:x1="12.04cm" svg:y1="16.385cm" svg:x2="12.04cm" svg:y2="14.494cm">
            <text:p/>
          </draw:line>
          <draw:line draw:style-name="gr1" draw:text-style-name="P1" draw:layer="layout" svg:x1="9.039cm" svg:y1="16.385cm" svg:x2="9.039cm" svg:y2="14.494cm">
            <text:p/>
          </draw:line>
          <draw:line draw:style-name="gr1" draw:text-style-name="P1" draw:layer="layout" svg:x1="9.039cm" svg:y1="14.494cm" svg:x2="9.039cm" svg:y2="13.387cm">
            <text:p/>
          </draw:line>
          <draw:line draw:style-name="gr1" draw:text-style-name="P1" draw:layer="layout" svg:x1="9.13cm" svg:y1="13.888cm" svg:x2="8.95cm" svg:y2="13.998cm">
            <text:p/>
          </draw:line>
          <draw:line draw:style-name="gr2" draw:text-style-name="P2" draw:layer="layout" svg:x1="9.039cm" svg:y1="13.387cm" svg:x2="10.146cm" svg:y2="13.387cm">
            <text:p/>
          </draw:line>
          <draw:line draw:style-name="gr1" draw:text-style-name="P1" draw:layer="layout" svg:x1="9.644cm" svg:y1="13.474cm" svg:x2="9.544cm" svg:y2="13.304cm">
            <text:p/>
          </draw:line>
          <draw:line draw:style-name="gr1" draw:text-style-name="P1" draw:layer="layout" svg:x1="10.149cm" svg:y1="13.387cm" svg:x2="10.933cm" svg:y2="13.387cm">
            <text:p/>
          </draw:line>
          <draw:line draw:style-name="gr1" draw:text-style-name="P1" draw:layer="layout" svg:x1="10.932cm" svg:y1="13.387cm" svg:x2="12.039cm" svg:y2="13.387cm">
            <text:p/>
          </draw:line>
          <draw:line draw:style-name="gr1" draw:text-style-name="P1" draw:layer="layout" svg:x1="11.535cm" svg:y1="13.474cm" svg:x2="11.435cm" svg:y2="13.304cm">
            <text:p/>
          </draw:line>
          <draw:line draw:style-name="gr1" draw:text-style-name="P1" draw:layer="layout" svg:x1="12.04cm" svg:y1="13.387cm" svg:x2="12.04cm" svg:y2="14.494cm">
            <text:p/>
          </draw:line>
          <draw:line draw:style-name="gr1" draw:text-style-name="P1" draw:layer="layout" svg:x1="11.948cm" svg:y1="13.993cm" svg:x2="12.128cm" svg:y2="13.893cm">
            <text:p/>
          </draw:line>
          <draw:line draw:style-name="gr1" draw:text-style-name="P1" draw:layer="layout" svg:x1="10.149cm" svg:y1="14.172cm" svg:x2="10.149cm" svg:y2="15.279cm">
            <text:p/>
          </draw:line>
          <draw:line draw:style-name="gr1" draw:text-style-name="P1" draw:layer="layout" svg:x1="10.059cm" svg:y1="14.774cm" svg:x2="10.239cm" svg:y2="14.674cm">
            <text:p/>
          </draw:line>
          <draw:line draw:style-name="gr1" draw:text-style-name="P1" draw:layer="layout" svg:x1="10.149cm" svg:y1="16.385cm" svg:x2="10.149cm" svg:y2="15.278cm">
            <text:p/>
          </draw:line>
          <draw:line draw:style-name="gr1" draw:text-style-name="P1" draw:layer="layout" svg:x1="10.149cm" svg:y1="15.28cm" svg:x2="11.257cm" svg:y2="14.172cm">
            <text:p/>
          </draw:line>
          <draw:line draw:style-name="gr1" draw:text-style-name="P1" draw:layer="layout" svg:x1="11.255cm" svg:y1="14.17cm" svg:x2="12.038cm" svg:y2="13.387cm">
            <text:p/>
          </draw:line>
          <draw:line draw:style-name="gr1" draw:text-style-name="P1" draw:layer="layout" svg:x1="11.747cm" svg:y1="13.803cm" svg:x2="11.546cm" svg:y2="13.752cm">
            <text:p/>
          </draw:line>
          <draw:polyline draw:style-name="gr3" draw:text-style-name="P3" draw:layer="layout" svg:width="0.199cm" svg:height="0.199cm" svg:x="10.149cm" svg:y="14.172cm" svg:viewBox="0 0 200 200" draw:points="200,0 200,200 0,200">
            <text:p/>
          </draw:polyline>
          <draw:polyline draw:style-name="gr3" draw:text-style-name="P3" draw:layer="layout" svg:width="0.156cm" svg:height="0.156cm" svg:x="10.149cm" svg:y="13.387cm" svg:viewBox="0 0 157 157" draw:points="157,0 157,157 0,157">
            <text:p/>
          </draw:polyline>
          <draw:polyline draw:style-name="gr3" draw:text-style-name="P3" draw:layer="layout" svg:width="0.199cm" svg:height="0.199cm" svg:x="9.039cm" svg:y="14.494cm" svg:viewBox="0 0 200 200" draw:points="200,0 200,200 0,200">
            <text:p/>
          </draw:polyline>
          <draw:line draw:style-name="gr1" draw:text-style-name="P1" draw:layer="layout" svg:x1="10.059cm" svg:y1="15.872cm" svg:x2="10.239cm" svg:y2="15.772cm">
            <text:p/>
          </draw:line>
          <draw:frame draw:style-name="gr4" draw:text-style-name="P5" draw:layer="layout" svg:width="0.322cm" svg:height="0.438cm" svg:x="9.44cm" svg:y="13.786cm">
            <draw:text-box>
              <text:p text:style-name="P4"><text:span text:style-name="T1">①</text:span></text:p>
            </draw:text-box>
          </draw:frame>
          <draw:frame draw:style-name="gr4" draw:text-style-name="P5" draw:layer="layout" svg:width="0.322cm" svg:height="0.438cm" svg:x="9.442cm" svg:y="15.23cm">
            <draw:text-box>
              <text:p text:style-name="P4"><text:span text:style-name="T1">⑥</text:span></text:p>
            </draw:text-box>
          </draw:frame>
          <draw:frame draw:style-name="gr5" draw:text-style-name="P5" draw:layer="layout" svg:width="0.313cm" svg:height="0.438cm" svg:x="10.306cm" svg:y="13.451cm">
            <draw:text-box>
              <text:p text:style-name="P4"><text:span text:style-name="T1">②</text:span></text:p>
            </draw:text-box>
          </draw:frame>
          <draw:frame draw:style-name="gr6" draw:text-style-name="P5" draw:layer="layout" svg:width="0.325cm" svg:height="0.438cm" svg:x="10.929cm" svg:y="13.622cm">
            <draw:text-box>
              <text:p text:style-name="P4"><text:span text:style-name="T1">③</text:span></text:p>
            </draw:text-box>
          </draw:frame>
          <draw:frame draw:style-name="gr5" draw:text-style-name="P5" draw:layer="layout" svg:width="0.313cm" svg:height="0.438cm" svg:x="10.945cm" svg:y="14.777cm">
            <draw:text-box>
              <text:p text:style-name="P4"><text:span text:style-name="T1">⑤</text:span></text:p>
            </draw:text-box>
          </draw:frame>
          <draw:frame draw:style-name="gr5" draw:text-style-name="P5" draw:layer="layout" svg:width="0.313cm" svg:height="0.438cm" svg:x="11.328cm" svg:y="15.666cm">
            <draw:text-box>
              <text:p text:style-name="P4"><text:span text:style-name="T1">⑦</text:span></text:p>
            </draw:text-box>
          </draw:frame>
          <draw:frame draw:style-name="gr4" draw:text-style-name="P5" draw:layer="layout" svg:width="0.322cm" svg:height="0.438cm" svg:x="10.347cm" svg:y="14.371cm">
            <draw:text-box>
              <text:p text:style-name="P4"><text:span text:style-name="T1">④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32:44.407728299</dc:date>
    <meta:editing-duration>PT1M51S</meta:editing-duration>
    <meta:editing-cycles>2</meta:editing-cycles>
    <meta:generator>LibreOffice/5.2.7.2$Linux_X86_64 LibreOffice_project/20m0$Build-2</meta:generator>
    <meta:document-statistic meta:object-count="40"/>
  </office:meta>
</office:document-meta>
</file>